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146in"/>
    </style:style>
    <style:style style:name="Table1.B" style:family="table-column">
      <style:table-column-properties style:column-width="0.6042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549in" table:align="left"/>
    </style:style>
    <style:style style:name="Table2.A" style:family="table-column">
      <style:table-column-properties style:column-width="1.95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4333in" fo:margin-left="1.8361in" fo:margin-right="1.6556in" table:align="margins"/>
    </style:style>
    <style:style style:name="Table3.A" style:family="table-column">
      <style:table-column-properties style:column-width="3.4333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563in" fo:margin-left="0.4597in" fo:margin-right="0.009in" table:align="margins"/>
    </style:style>
    <style:style style:name="Table4.A" style:family="table-column">
      <style:table-column-properties style:column-width="6.4563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229in" fo:margin-left="0.2931in" fo:margin-right="0.009in" table:align="margins"/>
    </style:style>
    <style:style style:name="Table5.A" style:family="table-column">
      <style:table-column-properties style:column-width="6.6229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9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8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</text:p>
            <text:p text:style-name="P2">PELAKSANAAN PUTUSAN PENGADILAN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 text:c="6"/>Pada hari ini {hari} tanggal {tanggal} saya 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/>
            <text:p text:style-name="P3"><text:s text:c="17"/>Nama <text:s text:c="15"/>: {nama_pegawai}</text:p>
            <text:p text:style-name="P3"><text:s text:c="17"/>Pangkat / NIP <text:s text:c="2"/>: {pangkat}/{nip}</text:p>
            <text:p text:style-name="P3"><text:s text:c="17"/>Jabatan <text:s text:c="13"/>: {jabatan}</text:p>
            <text:p text:style-name="P7"/>
          </table:table-cell>
        </table:table-row>
        <table:table-row>
          <table:table-cell table:style-name="Table5.A1" office:value-type="string">
            <text:p text:style-name="P3"/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Berdasarkan surat perintah kepala <text:s/>{kejaksaan} tanggal {tanggal} No. {nomor} telah melaksanakan putusan pengadilan negeri/pengadilan tinggi/MA {pengadilan} tanggal {tanggal} No. {nomor} dengan amar putusan {amar_putusan} dalam perkara atas nama terdakwa/terpidana {terdakwa} dengan cara memasukkan ke Rutan/Lembaga Permasyarakatan {rutan} untuk menjalani tahanan/pidana penjara/kurungan selama {kurungan_selama} atau membebaskan/mengeluarkan terdakwa/terpidana dari tahanan {membebaskan}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Demikian Berita Acara Pelaksanaan Putusan Pengadilan ini dibuat dengan sebenarnya</text:p>
            <text:p text:style-name="P6">atas kekuatan sumpah jabatan, ditutup dan ditanda tangani pada bari dan tanggal tersebut</text:p>
            <text:p text:style-name="P6">dalam Berita Acara ini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Kepala Rutan</text:p>
            <text:p text:style-name="P2">Kepala Lembaga Pemasyarakatan</text:p>
            <text:p text:style-name="P2"/>
            <text:p text:style-name="P2"/>
            <text:p text:style-name="P2"/>
            <text:p text:style-name="P2">( <text:s text:c="2"/>{kepala_rutan} <text:s/>)</text:p>
          </table:table-cell>
          <table:table-cell table:style-name="Table8.A1" office:value-type="string">
            <text:p text:style-name="P2">Jaksa Penuntut Umum,</text:p>
            <text:p text:style-name="P2"/>
            <text:p text:style-name="P2"/>
            <text:p text:style-name="P2"/>
            <text:p text:style-name="P2"/>
            <text:p text:style-name="P5">{nama_penandatangan}</text:p>
            <text:p text:style-name="P4">{pangkat} NIP.{nip_penandatangan}</text:p>
            <text:p text:style-name="P4"/>
          </table:table-cell>
        </table:table-row>
      </table:table>
      <text:p text:style-name="Standard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2">Terdakwa/Terpidana</text:p>
            <text:p text:style-name="P2"/>
            <text:p text:style-name="P2"/>
            <text:p text:style-name="P2"/>
            <text:p text:style-name="P2">( <text:s/>{terdakwa} <text:s/>)</text:p>
          </table:table-cell>
          <table:table-cell table:style-name="Table9.A1" office:value-type="string">
            <text:p text:style-name="Table_20_Contents"/>
          </table:table-cell>
        </table:table-row>
      </table:table>
      <text:p text:style-name="P9">Tembusan </text:p>
      <text:p text:style-name="P9">[!-- BEGIN tembusan --] </text:p>
      <text:p text:style-name="P9">{urutan_tembusan}. {nama_tembusan}</text:p>
      <text:p text:style-name="P9">[!-- END tembusan --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4:08:50.90</meta:creation-date>
    <dc:date>2016-06-21T10:54:36.69</dc:date>
    <meta:editing-duration>PT1H26M10S</meta:editing-duration>
    <meta:editing-cycles>17</meta:editing-cycles>
    <meta:generator>OpenOffice/4.1.1$Win32 OpenOffice.org_project/411m6$Build-9775</meta:generator>
    <dc:creator>hadi wibowo</dc:creator>
    <meta:document-statistic meta:table-count="9" meta:image-count="0" meta:object-count="0" meta:page-count="1" meta:paragraph-count="25" meta:word-count="135" meta:character-count="1211"/>
  </office:meta>
</office:document-meta>
</file>